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4C000002E9B24B3242.png"/>
  <manifest:file-entry manifest:media-type="image/png" manifest:full-path="Pictures/10000000000000200000002000309F1C.png"/>
  <manifest:file-entry manifest:media-type="image/png" manifest:full-path="Pictures/100000000000024C000002E96FD4E508.png"/>
  <manifest:file-entry manifest:media-type="image/png" manifest:full-path="Pictures/100000000000024C000002E9FA4861DD.png"/>
  <manifest:file-entry manifest:media-type="image/png" manifest:full-path="Pictures/100000000000024C000002E9A479392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557cm" svg:height="19.71cm" svg:x="2.757cm" svg:y="5.075cm">
          <draw:image xlink:href="Pictures/100000000000024C000002E9B24B3242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5.557cm" svg:height="20.425cm" svg:x="2.757cm" svg:y="5.075cm">
          <draw:image xlink:href="Pictures/100000000000024C000002E9A4793924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5.557cm" svg:height="19.71cm" svg:x="2.757cm" svg:y="5.075cm">
          <draw:image xlink:href="Pictures/100000000000024C000002E9FA4861DD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15.557cm" svg:height="22.146cm" svg:x="2.757cm" svg:y="2.854cm">
          <draw:image xlink:href="Pictures/100000000000024C000002E96FD4E50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7M4S</meta:editing-duration>
    <meta:editing-cycles>3</meta:editing-cycles>
    <meta:generator>OpenOffice/4.1.7$Win32 OpenOffice.org_project/417m1$Build-9800</meta:generator>
    <dc:date>2020-06-16T11:35:07.45</dc:date>
    <dc:creator>Hui  Lin</dc:creator>
    <meta:document-statistic meta:object-count="4"/>
  </office:meta>
</office:document-meta>
</file>